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1a99af" officeooo:paragraph-rsid="001a99af" style:language-asian="ja" style:country-asian="JP"/>
    </style:style>
    <style:style style:name="P2" style:family="paragraph" style:parent-style-name="Frame_20_contents">
      <style:paragraph-properties fo:text-align="center" style:justify-single-word="false"/>
      <style:text-properties officeooo:paragraph-rsid="001a99af"/>
    </style:style>
    <style:style style:name="T1" style:family="text">
      <style:text-properties officeooo:rsid="001a99af" style:language-asian="ja" style:country-asian="JP"/>
    </style:style>
    <style:style style:name="gr1" style:family="graphic" style:parent-style-name="Frame">
      <style:graphic-properties draw:textarea-horizontal-align="justify" draw:textarea-vertical-align="middle" draw:auto-grow-height="false" fo:min-height="2.501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5.345cm" svg:height="5.001cm" svg:x="0.628cm" svg:y="1.997cm"><text:p text:style-name="P1">Basic</text:p><text:p text:style-name="P1">Shape</text:p><text:p text:style-name="P2"><text:span text:style-name="T1">0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8:18:02.351000000</meta:creation-date>
    <dc:date>2014-10-28T21:43:22.298000000</dc:date>
    <meta:editing-duration>PT9M43S</meta:editing-duration>
    <meta:editing-cycles>16</meta:editing-cycles>
    <meta:generator>LibreOfficeDev/4.4.0.0.alpha1$Windows_x86 LibreOffice_project/e73cb2cc40530caa75d588833c4b690e4f49f630</meta:generator>
    <meta:document-statistic meta:table-count="0" meta:image-count="0" meta:object-count="0" meta:page-count="1" meta:paragraph-count="3" meta:word-count="3" meta:character-count="12" meta:non-whitespace-character-count="12"/>
  </office:meta>
</office:document-meta>
</file>